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4" table:default-cell-style-name="ce32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GaussianMixtur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GaussianMixtur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GaussianMixtur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GaussianMixtur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GaussianMixtur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GaussianMixtur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GaussianMixtur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GaussianMixtur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GaussianMixtur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GaussianMixtur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GaussianMixtur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33" office:value-type="string">
            <text:p>128</text:p>
          </table:table-cell>
          <table:table-cell table:style-name="ce35" office:value-type="float" office:value="0.01">
            <text:p>0.0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GaussianMixtur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6" office:value-type="string">
            <text:p>128</text:p>
          </table:table-cell>
          <table:table-cell table:style-name="ce36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GaussianMixtur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GaussianMixtur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9"/>
          <table:table-cell table:number-columns-repeated="1005"/>
        </table:table-row>
        <table:table-row table:style-name="ro1" table:number-rows-repeated="5">
          <table:table-cell table:style-name="Default" table:number-columns-repeated="18"/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01/15/2024</text:date>, <text:time>12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5T12:12:42</dc:date>
    <meta:editing-cycles>255</meta:editing-cycles>
    <meta:editing-duration>PT6H17M46S</meta:editing-duration>
    <meta:document-statistic meta:table-count="1" meta:cell-count="537" meta:object-count="0"/>
  </office:meta>
</office:document-meta>
</file>